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Context.getContaining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text.ParserContext( XmlReaderContext readerContext , BeanDefinitionParserDelegat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Context.registerComponent( ComponentDefinition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rContext.extractSource( Object sourceCand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text.ParserContext( XmlReaderContext readerContext , BeanDefinitionParserDelegate delegate , @ Nullable BeanDefinition containing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Context.getReade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text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text.registerBeanComponent( BeanComponentDefinition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Context.isDefaultLazy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text.pushContainingComponent( CompositeComponentDefinition containing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text.getContaining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text.popContaining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text.popAndRegisterContaining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text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text.is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